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8.2" calcext:value-type="float">
            <text:p>48.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0.43" calcext:value-type="float">
            <text:p>35560.4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5" calcext:value-type="float">
            <text:p>0.6045</text:p>
          </table:table-cell>
          <table:table-cell table:style-name="ce3" office:value-type="float" office:value="0.7113" calcext:value-type="float">
            <text:p>7.11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8.83" calcext:value-type="float">
            <text:p>78.8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41.26" calcext:value-type="float">
            <text:p>35541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7.69" calcext:value-type="float">
            <text:p>5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4.07" calcext:value-type="float">
            <text:p>43524.0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688" calcext:value-type="float">
            <text:p>7.6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97.69" calcext:value-type="float">
            <text:p>9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738.87" calcext:value-type="float">
            <text:p>43738.8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Exited after 73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8.81" calcext:value-type="float">
            <text:p>78.8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16.72" calcext:value-type="float">
            <text:p>43416.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8023" calcext:value-type="float">
            <text:p>0.8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1.34" calcext:value-type="float">
            <text:p>51.34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02.01" calcext:value-type="float">
            <text:p>43502.0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761" calcext:value-type="float">
            <text:p>0.7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2.22" calcext:value-type="float">
            <text:p>52.2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09.23" calcext:value-type="float">
            <text:p>43409.2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015" calcext:value-type="float">
            <text:p>0.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6.67" calcext:value-type="float">
            <text:p>56.6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37" calcext:value-type="float">
            <text:p>43479.3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906" calcext:value-type="float">
            <text:p>0.7906</text:p>
          </table:table-cell>
          <table:table-cell/>
        </table:table-row>
      </table:table>
      <table:table table:name="bundle_large_lifted_schur(100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33" calcext:value-type="float">
            <text:p>824.3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9661" calcext:value-type="float">
            <text:p>0.96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formula="of:=[.C7]/[.J7]" office:value-type="float" office:value="0.0102173913043478" calcext:value-type="float">
            <text:p>0.0102</text:p>
          </table:table-cell>
          <table:table-cell table:style-name="ce4" office:value-type="float" office:value="0.0073" calcext:value-type="float">
            <text:p>0.00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3.06" calcext:value-type="float">
            <text:p>823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" calcext:value-type="float">
            <text:p>0.725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63" calcext:value-type="float">
            <text:p>63</text:p>
          </table:table-cell>
          <table:table-cell table:style-name="ce11" table:formula="of:=[.C8]/[.J8]" office:value-type="float" office:value="0.0114285714285714" calcext:value-type="float">
            <text:p>0.0114</text:p>
          </table:table-cell>
          <table:table-cell table:style-name="ce4" office:value-type="float" office:value="0.0184" calcext:value-type="float">
            <text:p>0.01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58" calcext:value-type="float">
            <text:p>821.5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39" calcext:value-type="float">
            <text:p>0.7239</text:p>
          </table:table-cell>
          <table:table-cell table:style-name="ce2" office:value-type="float" office:value="0.7478" calcext:value-type="float">
            <text:p>0.7478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56" calcext:value-type="float">
            <text:p>56</text:p>
          </table:table-cell>
          <table:table-cell table:style-name="ce11" table:formula="of:=[.C9]/[.J9]" office:value-type="float" office:value="0.0110714285714286" calcext:value-type="float">
            <text:p>0.0111</text:p>
          </table:table-cell>
          <table:table-cell table:style-name="ce4" office:value-type="float" office:value="0.009" calcext:value-type="float">
            <text:p>0.0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7" calcext:value-type="float">
            <text:p>821.6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36" calcext:value-type="float">
            <text:p>0.7236</text:p>
          </table:table-cell>
          <table:table-cell table:style-name="ce2" office:value-type="float" office:value="0.758" calcext:value-type="float">
            <text:p>0.75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C10]/[.J10]" office:value-type="float" office:value="0.0113461538461538" calcext:value-type="float">
            <text:p>0.0113</text:p>
          </table:table-cell>
          <table:table-cell table:style-name="ce4" office:value-type="float" office:value="0.0084" calcext:value-type="float">
            <text:p>0.00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2" calcext:value-type="float">
            <text:p>821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41" calcext:value-type="float">
            <text:p>0.7241</text:p>
          </table:table-cell>
          <table:table-cell table:style-name="ce2" office:value-type="float" office:value="0.7694" calcext:value-type="float">
            <text:p>0.769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19.64" calcext:value-type="float">
            <text:p>819.6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47" calcext:value-type="float">
            <text:p>0.7247</text:p>
          </table:table-cell>
          <table:table-cell table:style-name="ce2" office:value-type="float" office:value="0.9473" calcext:value-type="float">
            <text:p>0.947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04" calcext:value-type="float">
            <text:p>2595.0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11" table:formula="of:=[.C20]/[.J20]" office:value-type="float" office:value="0.0452631578947368" calcext:value-type="float">
            <text:p>0.0453</text:p>
          </table:table-cell>
          <table:table-cell table:style-name="ce4" office:value-type="float" office:value="0.002" calcext:value-type="float">
            <text:p>0.0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3.99" calcext:value-type="float">
            <text:p>2543.9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1" calcext:value-type="float">
            <text:p>0.6481</text:p>
          </table:table-cell>
          <table:table-cell table:style-name="ce2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1" calcext:value-type="float">
            <text:p>61</text:p>
          </table:table-cell>
          <table:table-cell table:style-name="ce11" table:formula="of:=[.C21]/[.J21]" office:value-type="float" office:value="0.0378688524590164" calcext:value-type="float">
            <text:p>0.0379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69" calcext:value-type="float">
            <text:p>2548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C22]/[.J22]" office:value-type="float" office:value="0.0387234042553191" calcext:value-type="float">
            <text:p>0.0387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43" calcext:value-type="float">
            <text:p>2548.4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79" calcext:value-type="float">
            <text:p>0.6479</text:p>
          </table:table-cell>
          <table:table-cell table:style-name="ce3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C23]/[.J23]" office:value-type="float" office:value="0.0361538461538462" calcext:value-type="float">
            <text:p>0.0362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34.27" calcext:value-type="float">
            <text:p>2534.27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9" calcext:value-type="float">
            <text:p>0.6489</text:p>
          </table:table-cell>
          <table:table-cell table:style-name="ce2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51.6" calcext:value-type="float">
            <text:p>2551.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4" calcext:value-type="float">
            <text:p>0.6484</text:p>
          </table:table-cell>
          <table:table-cell table:style-name="ce2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67.22" calcext:value-type="float">
            <text:p>6367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45" calcext:value-type="float">
            <text:p>0.6445</text:p>
          </table:table-cell>
          <table:table-cell table:style-name="ce3" office:value-type="float" office:value="0.7311" calcext:value-type="float">
            <text:p>7.31E-01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formula="of:=[.C33]/[.J33]" office:value-type="float" office:value="0.0778947368421053" calcext:value-type="float">
            <text:p>0.0779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903.06" calcext:value-type="float">
            <text:p>6903.0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" calcext:value-type="float">
            <text:p>0.667</text:p>
          </table:table-cell>
          <table:table-cell table:style-name="ce2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36" calcext:value-type="float">
            <text:p>36</text:p>
          </table:table-cell>
          <table:table-cell table:formula="of:=[.C34]/[.J34]" office:value-type="float" office:value="0.244166666666667" calcext:value-type="float">
            <text:p>0.244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76.57" calcext:value-type="float">
            <text:p>6376.5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6" calcext:value-type="float">
            <text:p>0.656</text:p>
          </table:table-cell>
          <table:table-cell table:style-name="ce2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9" calcext:value-type="float">
            <text:p>39</text:p>
          </table:table-cell>
          <table:table-cell table:formula="of:=[.C35]/[.J35]" office:value-type="float" office:value="0.165641025641026" calcext:value-type="float">
            <text:p>0.165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233.95" calcext:value-type="float">
            <text:p>6233.9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84" calcext:value-type="float">
            <text:p>0.6484</text:p>
          </table:table-cell>
          <table:table-cell table:style-name="ce2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73" calcext:value-type="float">
            <text:p>73</text:p>
          </table:table-cell>
          <table:table-cell table:formula="of:=[.C36]/[.J36]" office:value-type="float" office:value="0.0873972602739726" calcext:value-type="float">
            <text:p>0.087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7.35" calcext:value-type="float">
            <text:p>6317.3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7" calcext:value-type="float">
            <text:p>0.6547</text:p>
          </table:table-cell>
          <table:table-cell table:style-name="ce2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43.28" calcext:value-type="float">
            <text:p>6343.2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63" calcext:value-type="float">
            <text:p>0.6563</text:p>
          </table:table-cell>
          <table:table-cell table:style-name="ce2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izeG <text:s/>2025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06.26" calcext:value-type="float">
            <text:p>6406.26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02" calcext:value-type="float">
            <text:p>0.6302</text:p>
          </table:table-cell>
          <table:table-cell table:style-name="ce2" office:value-type="float" office:value="0.8754" calcext:value-type="float">
            <text:p>0.875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76.96" calcext:value-type="float">
            <text:p>6476.96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19" calcext:value-type="float">
            <text:p>0.6219</text:p>
          </table:table-cell>
          <table:table-cell table:style-name="ce3" office:value-type="float" office:value="0.7963" calcext:value-type="float">
            <text:p>7.96E-01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formula="of:=[.C46]/[.J46]" office:value-type="float" office:value="0.0950561797752809" calcext:value-type="float">
            <text:p>0.0951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1.06" calcext:value-type="float">
            <text:p>11.0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63.04" calcext:value-type="float">
            <text:p>6563.04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85" calcext:value-type="float">
            <text:p>0.6285</text:p>
          </table:table-cell>
          <table:table-cell table:style-name="ce2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40" calcext:value-type="float">
            <text:p>40</text:p>
          </table:table-cell>
          <table:table-cell table:formula="of:=[.C47]/[.J47]" office:value-type="float" office:value="0.2765" calcext:value-type="float">
            <text:p>0.276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659.89" calcext:value-type="float">
            <text:p>6659.89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29" calcext:value-type="float">
            <text:p>0.6329</text:p>
          </table:table-cell>
          <table:table-cell table:style-name="ce2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9" calcext:value-type="float">
            <text:p>29</text:p>
          </table:table-cell>
          <table:table-cell table:formula="of:=[.C48]/[.J48]" office:value-type="float" office:value="0.347586206896552" calcext:value-type="float">
            <text:p>0.347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841.61" calcext:value-type="float">
            <text:p>6841.61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32" calcext:value-type="float">
            <text:p>0.6332</text:p>
          </table:table-cell>
          <table:table-cell table:style-name="ce2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23" calcext:value-type="float">
            <text:p>23</text:p>
          </table:table-cell>
          <table:table-cell table:formula="of:=[.C49]/[.J49]" office:value-type="float" office:value="0.40304347826087" calcext:value-type="float">
            <text:p>0.403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00.39" calcext:value-type="float">
            <text:p>6500.39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38" calcext:value-type="float">
            <text:p>0.6238</text:p>
          </table:table-cell>
          <table:table-cell table:style-name="ce2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69.67" calcext:value-type="float">
            <text:p>6469.67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55" calcext:value-type="float">
            <text:p>0.6255</text:p>
          </table:table-cell>
          <table:table-cell table:style-name="ce2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izeG <text:s/>2313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61.01" calcext:value-type="float">
            <text:p>6761.01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9254" calcext:value-type="float">
            <text:p>0.925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74.86" calcext:value-type="float">
            <text:p>6774.86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3" office:value-type="float" office:value="0.7689" calcext:value-type="float">
            <text:p>7.69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58.92" calcext:value-type="float">
            <text:p>6958.92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62" calcext:value-type="float">
            <text:p>0.6462</text:p>
          </table:table-cell>
          <table:table-cell table:style-name="ce2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98.26" calcext:value-type="float">
            <text:p>6798.26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09" calcext:value-type="float">
            <text:p>0.6409</text:p>
          </table:table-cell>
          <table:table-cell table:style-name="ce2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/>
          <table:table-cell table:style-name="ce2" office:value-type="float" office:value="0.4955" calcext:value-type="float">
            <text:p>0.4955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/>
          <table:table-cell table:style-name="ce2" office:value-type="float" office:value="0.4955" calcext:value-type="float">
            <text:p>0.4955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34.8" calcext:value-type="float">
            <text:p>8534.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20.5" calcext:value-type="float">
            <text:p>2.05E+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1.32" calcext:value-type="float">
            <text:p>8671.32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50.96" calcext:value-type="float">
            <text:p>8650.9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1" calcext:value-type="float">
            <text:p>0.6361</text:p>
          </table:table-cell>
          <table:table-cell table:style-name="ce2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0.46" calcext:value-type="float">
            <text:p>8670.4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9" calcext:value-type="float">
            <text:p>0.6369</text:p>
          </table:table-cell>
          <table:table-cell table:style-name="ce2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759.87" calcext:value-type="float">
            <text:p>8759.8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94" calcext:value-type="float">
            <text:p>0.6394</text:p>
          </table:table-cell>
          <table:table-cell table:style-name="ce2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26.91" calcext:value-type="float">
            <text:p>8626.9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7" calcext:value-type="float">
            <text:p>0.6367</text:p>
          </table:table-cell>
          <table:table-cell table:style-name="ce2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5.92" calcext:value-type="float">
            <text:p>25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9405.38" calcext:value-type="float">
            <text:p>119405.3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07" calcext:value-type="float">
            <text:p>0.5307</text:p>
          </table:table-cell>
          <table:table-cell table:style-name="ce3" office:value-type="float" office:value="0.6932" calcext:value-type="float">
            <text:p>6.9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56020.05" calcext:value-type="float">
            <text:p>56020.0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904" calcext:value-type="float">
            <text:p>0.5904</text:p>
          </table:table-cell>
          <table:table-cell table:style-name="ce2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7633.81" calcext:value-type="float">
            <text:p>87633.8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59" calcext:value-type="float">
            <text:p>0.5559</text:p>
          </table:table-cell>
          <table:table-cell table:style-name="ce2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30140.91" calcext:value-type="float">
            <text:p>130140.9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264" calcext:value-type="float">
            <text:p>0.5264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8.92" calcext:value-type="float">
            <text:p>18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8543.5" calcext:value-type="float">
            <text:p>18543.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0573.33" calcext:value-type="float">
            <text:p>110573.3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57" calcext:value-type="float">
            <text:p>0.5357</text:p>
          </table:table-cell>
          <table:table-cell table:style-name="ce2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7.49" calcext:value-type="float">
            <text:p>37.49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8473.06" calcext:value-type="float">
            <text:p>378473.06</text:p>
          </table:table-cell>
          <table:table-cell table:number-columns-repeated="2" table:style-name="ce2" office:value-type="float" office:value="0.4728" calcext:value-type="float">
            <text:p>0.4728</text:p>
          </table:table-cell>
          <table:table-cell table:style-name="ce2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31.62" calcext:value-type="float">
            <text:p>31.62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581.29" calcext:value-type="float">
            <text:p>377581.29</text:p>
          </table:table-cell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0.4727" calcext:value-type="float">
            <text:p>0.4727</text:p>
          </table:table-cell>
          <table:table-cell table:style-name="ce2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24.03" calcext:value-type="float">
            <text:p>24.03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325.48" calcext:value-type="float">
            <text:p>377325.48</text:p>
          </table:table-cell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0.4726" calcext:value-type="float">
            <text:p>0.4726</text:p>
          </table:table-cell>
          <table:table-cell table:style-name="ce2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style-name="ce1"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61.86" calcext:value-type="float">
            <text:p>35561.8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7" calcext:value-type="float">
            <text:p>0.6047</text:p>
          </table:table-cell>
          <table:table-cell table:style-name="ce3" office:value-type="float" office:value="0.7113" calcext:value-type="float">
            <text:p>7.11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9.39" calcext:value-type="float">
            <text:p>39.3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33.67" calcext:value-type="float">
            <text:p>35433.6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82" calcext:value-type="float">
            <text:p>0.6082</text:p>
          </table:table-cell>
          <table:table-cell table:style-name="ce2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33.64" calcext:value-type="float">
            <text:p>35533.64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6" calcext:value-type="float">
            <text:p>0.606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99.78" calcext:value-type="float">
            <text:p>35499.7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71" calcext:value-type="float">
            <text:p>0.6071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51.36" calcext:value-type="float">
            <text:p>35451.3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75" calcext:value-type="float">
            <text:p>0.6075</text:p>
          </table:table-cell>
          <table:table-cell table:style-name="ce2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4.38" calcext:value-type="float">
            <text:p>3558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61" calcext:value-type="float">
            <text:p>0.6061</text:p>
          </table:table-cell>
          <table:table-cell table:style-name="ce2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/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49.52" calcext:value-type="float">
            <text:p>49.52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21.48" calcext:value-type="float">
            <text:p>43521.4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9" calcext:value-type="float">
            <text:p>0.5949</text:p>
          </table:table-cell>
          <table:table-cell table:style-name="ce3" office:value-type="float" office:value="0.7706" calcext:value-type="float">
            <text:p>7.71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48.79" calcext:value-type="float">
            <text:p>48.7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73.03" calcext:value-type="float">
            <text:p>43573.03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55" calcext:value-type="float">
            <text:p>0.5955</text:p>
          </table:table-cell>
          <table:table-cell table:style-name="ce2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9.55" calcext:value-type="float">
            <text:p>43479.5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65" calcext:value-type="float">
            <text:p>0.5965</text:p>
          </table:table-cell>
          <table:table-cell table:style-name="ce2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3.35" calcext:value-type="float">
            <text:p>43473.3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65" calcext:value-type="float">
            <text:p>0.5965</text:p>
          </table:table-cell>
          <table:table-cell table:style-name="ce2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357.38" calcext:value-type="float">
            <text:p>43357.3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79" calcext:value-type="float">
            <text:p>0.5979</text:p>
          </table:table-cell>
          <table:table-cell table:style-name="ce2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5.95" calcext:value-type="float">
            <text:p>35.9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18.08" calcext:value-type="float">
            <text:p>43518.0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57" calcext:value-type="float">
            <text:p>0.5957</text:p>
          </table:table-cell>
          <table:table-cell table:style-name="ce2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6.69" calcext:value-type="float">
            <text:p>16.69</text:p>
          </table:table-cell>
          <table:table-cell table:style-name="ce2" office:value-type="float" office:value="11859896.02" calcext:value-type="float">
            <text:p>11859896.02</text:p>
          </table:table-cell>
          <table:table-cell table:style-name="ce2" office:value-type="float" office:value="55358.97" calcext:value-type="float">
            <text:p>55358.97</text:p>
          </table:table-cell>
          <table:table-cell table:style-name="ce2" office:value-type="float" office:value="0.3907" calcext:value-type="float">
            <text:p>0.3907</text:p>
          </table:table-cell>
          <table:table-cell table:style-name="ce2" office:value-type="float" office:value="0.646" calcext:value-type="float">
            <text:p>0.646</text:p>
          </table:table-cell>
          <table:table-cell table:style-name="ce3" office:value-type="float" office:value="0.7523" calcext:value-type="float">
            <text:p>7.52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67.13" calcext:value-type="float">
            <text:p>567.1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328.04" calcext:value-type="float">
            <text:p>67328.04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92" calcext:value-type="float">
            <text:p>0.5892</text:p>
          </table:table-cell>
          <table:table-cell table:style-name="ce3" office:value-type="float" office:value="0.9645" calcext:value-type="float">
            <text:p>9.65E-01</text:p>
          </table:table-cell>
          <table:table-cell table:style-name="ce4" table:number-columns-repeated="2"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87620.15" calcext:value-type="float">
            <text:p>87620.15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741" calcext:value-type="float">
            <text:p>0.5741</text:p>
          </table:table-cell>
          <table:table-cell table:style-name="ce3" office:value-type="float" office:value="0.9616" calcext:value-type="float">
            <text:p>9.62E-01</text:p>
          </table:table-cell>
          <table:table-cell table:style-name="ce4" table:number-columns-repeated="2"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89.17" calcext:value-type="float">
            <text:p>189.17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210592.13" calcext:value-type="float">
            <text:p>210592.13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066" calcext:value-type="float">
            <text:p>0.5066</text:p>
          </table:table-cell>
          <table:table-cell table:style-name="ce2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/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24.82" calcext:value-type="float">
            <text:p>124.82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219.22" calcext:value-type="float">
            <text:p>67219.22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78" calcext:value-type="float">
            <text:p>0.578</text:p>
          </table:table-cell>
          <table:table-cell table:style-name="ce2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/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96.26" calcext:value-type="float">
            <text:p>96.26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1094896.66" calcext:value-type="float">
            <text:p>1094896.66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4157" calcext:value-type="float">
            <text:p>0.4157</text:p>
          </table:table-cell>
          <table:table-cell table:style-name="ce2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/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2260.33" calcext:value-type="float">
            <text:p>62260.33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/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1.33" calcext:value-type="float">
            <text:p>91.3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59613.2" calcext:value-type="float">
            <text:p>59613.2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58" calcext:value-type="float">
            <text:p>0.5858</text:p>
          </table:table-cell>
          <table:table-cell table:style-name="ce2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/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ce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undle_large_lifted_schur(50)" table:style-name="ta1">
        <table:table-column table:style-name="co1" table:default-cell-style-name="ce1"/>
        <table:table-column table:style-name="co10" table:default-cell-style-name="ce1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33" calcext:value-type="float">
            <text:p>0.3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48" calcext:value-type="float">
            <text:p>824.4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" calcext:value-type="float">
            <text:p>0.722</text:p>
          </table:table-cell>
          <table:table-cell office:value-type="float" office:value="1.048" calcext:value-type="float">
            <text:p>1.0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48" calcext:value-type="float">
            <text:p>0.48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58" calcext:value-type="float">
            <text:p>826.5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45" calcext:value-type="float">
            <text:p>0.4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5.02" calcext:value-type="float">
            <text:p>825.0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989" calcext:value-type="float">
            <text:p>0.989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41" calcext:value-type="float">
            <text:p>0.4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5.42" calcext:value-type="float">
            <text:p>825.4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44" calcext:value-type="float">
            <text:p>0.44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07" calcext:value-type="float">
            <text:p>826.0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42" calcext:value-type="float">
            <text:p>0.4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89" calcext:value-type="float">
            <text:p>824.8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36" calcext:value-type="float">
            <text:p>0.3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7" calcext:value-type="float">
            <text:p>823.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6" calcext:value-type="float">
            <text:p>0.7216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5" calcext:value-type="float">
            <text:p>0.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5" calcext:value-type="float">
            <text:p>824.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46" calcext:value-type="float">
            <text:p>0.4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13" calcext:value-type="float">
            <text:p>824.13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44" calcext:value-type="float">
            <text:p>0.44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32" calcext:value-type="float">
            <text:p>824.3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2" calcext:value-type="float">
            <text:p>0.7212</text:p>
          </table:table-cell>
          <table:table-cell office:value-type="float" office:value="1.052" calcext:value-type="float">
            <text:p>1.05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43" calcext:value-type="float">
            <text:p>0.4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42" calcext:value-type="float">
            <text:p>826.4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43" calcext:value-type="float">
            <text:p>0.4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48" calcext:value-type="float">
            <text:p>824.4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4" calcext:value-type="float">
            <text:p>0.8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6.45" calcext:value-type="float">
            <text:p>2596.4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37" calcext:value-type="float">
            <text:p>0.6337</text:p>
          </table:table-cell>
          <table:table-cell table:style-name="ce3" office:value-type="float" office:value="0.8262" calcext:value-type="float">
            <text:p>8.26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.77" calcext:value-type="float">
            <text:p>1.7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9.85" calcext:value-type="float">
            <text:p>2549.8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53" calcext:value-type="float">
            <text:p>1.53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7.51" calcext:value-type="float">
            <text:p>2547.5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1.37" calcext:value-type="float">
            <text:p>1.3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4" calcext:value-type="float">
            <text:p>0.6494</text:p>
          </table:table-cell>
          <table:table-cell table:style-name="ce3" office:value-type="float" office:value="0.9272" calcext:value-type="float">
            <text:p>9.27E-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.36" calcext:value-type="float">
            <text:p>1.3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9.41" calcext:value-type="float">
            <text:p>2539.4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.39" calcext:value-type="float">
            <text:p>1.39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3.26" calcext:value-type="float">
            <text:p>2573.2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33" calcext:value-type="float">
            <text:p>0.6433</text:p>
          </table:table-cell>
          <table:table-cell office:value-type="float" office:value="1.02" calcext:value-type="float">
            <text:p>1.0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74" calcext:value-type="float">
            <text:p>0.7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6.42" calcext:value-type="float">
            <text:p>2596.4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34" calcext:value-type="float">
            <text:p>0.6334</text:p>
          </table:table-cell>
          <table:table-cell table:style-name="ce3" office:value-type="float" office:value="1.316" calcext:value-type="float">
            <text:p>1.32E+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.8" calcext:value-type="float">
            <text:p>1.8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7.09" calcext:value-type="float">
            <text:p>2547.0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8" calcext:value-type="float">
            <text:p>0.6468</text:p>
          </table:table-cell>
          <table:table-cell office:value-type="float" office:value="1.24" calcext:value-type="float">
            <text:p>1.2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51" calcext:value-type="float">
            <text:p>1.5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8.6" calcext:value-type="float">
            <text:p>2538.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1" calcext:value-type="float">
            <text:p>0.6481</text:p>
          </table:table-cell>
          <table:table-cell office:value-type="float" office:value="130.62" calcext:value-type="float">
            <text:p>130.62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1.45" calcext:value-type="float">
            <text:p>1.4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2.06" calcext:value-type="float">
            <text:p>2542.0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7" calcext:value-type="float">
            <text:p>0.6487</text:p>
          </table:table-cell>
          <table:table-cell table:style-name="ce3" office:value-type="float" office:value="0.8911" calcext:value-type="float">
            <text:p>8.91E-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.34" calcext:value-type="float">
            <text:p>1.3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7.14" calcext:value-type="float">
            <text:p>2537.1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24" calcext:value-type="float">
            <text:p>1.2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.55" calcext:value-type="float">
            <text:p>1.5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52.1" calcext:value-type="float">
            <text:p>2552.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142020.6" calcext:value-type="float">
            <text:p>142020.6</text:p>
          </table:table-cell>
          <table:table-cell/>
          <table:table-cell office:value-type="float" office:value="0.4922" calcext:value-type="float">
            <text:p>0.4922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.16" calcext:value-type="float">
            <text:p>6.16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15.67" calcext:value-type="float">
            <text:p>6215.6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973" calcext:value-type="float">
            <text:p>0.7973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4.67" calcext:value-type="float">
            <text:p>4.6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32" calcext:value-type="float">
            <text:p>623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4.42" calcext:value-type="float">
            <text:p>4.42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85.23" calcext:value-type="float">
            <text:p>6285.23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4.18" calcext:value-type="float">
            <text:p>4.1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15.34" calcext:value-type="float">
            <text:p>6215.3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.9" calcext:value-type="float">
            <text:p>3.9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189.05" calcext:value-type="float">
            <text:p>6189.0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142020.6" calcext:value-type="float">
            <text:p>142020.6</text:p>
          </table:table-cell>
          <table:table-cell/>
          <table:table-cell office:value-type="float" office:value="0.4922" calcext:value-type="float">
            <text:p>0.4922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.37" calcext:value-type="float">
            <text:p>6.3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47.02" calcext:value-type="float">
            <text:p>6247.0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648" calcext:value-type="float">
            <text:p>0.764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4.94" calcext:value-type="float">
            <text:p>4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43.26" calcext:value-type="float">
            <text:p>6343.26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4.41" calcext:value-type="float">
            <text:p>4.4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29.44" calcext:value-type="float">
            <text:p>6229.4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4.46" calcext:value-type="float">
            <text:p>4.46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20.22" calcext:value-type="float">
            <text:p>6320.2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4.23" calcext:value-type="float">
            <text:p>4.2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41.98" calcext:value-type="float">
            <text:p>6241.98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9.67" calcext:value-type="float">
            <text:p>9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" calcext:value-type="float">
            <text:p>8534.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" calcext:value-type="float">
            <text:p>0.629</text:p>
          </table:table-cell>
          <table:table-cell table:style-name="ce3" office:value-type="float" office:value="20.5" calcext:value-type="float">
            <text:p>2.05E+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4.4" calcext:value-type="float">
            <text:p>14.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1.32" calcext:value-type="float">
            <text:p>8671.3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7835" calcext:value-type="float">
            <text:p>0.7835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0.94" calcext:value-type="float">
            <text:p>10.9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50.96" calcext:value-type="float">
            <text:p>8650.9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7829" calcext:value-type="float">
            <text:p>0.7829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0.28" calcext:value-type="float">
            <text:p>10.2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0.46" calcext:value-type="float">
            <text:p>8670.4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35" calcext:value-type="float">
            <text:p>10.35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59.87" calcext:value-type="float">
            <text:p>8759.87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9.43" calcext:value-type="float">
            <text:p>9.4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26.91" calcext:value-type="float">
            <text:p>8626.91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92" calcext:value-type="float">
            <text:p>25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9405.38" calcext:value-type="float">
            <text:p>119405.3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07" calcext:value-type="float">
            <text:p>0.5307</text:p>
          </table:table-cell>
          <table:table-cell table:style-name="ce3" office:value-type="float" office:value="0.6932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1.64" calcext:value-type="float">
            <text:p>31.6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6020.05" calcext:value-type="float">
            <text:p>56020.0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827" calcext:value-type="float">
            <text:p>0.6827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2.36" calcext:value-type="float">
            <text:p>22.36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7633.81" calcext:value-type="float">
            <text:p>87633.8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6864" calcext:value-type="float">
            <text:p>0.6864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0.71" calcext:value-type="float">
            <text:p>20.71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0140.91" calcext:value-type="float">
            <text:p>130140.9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953" calcext:value-type="float">
            <text:p>0.6953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8.92" calcext:value-type="float">
            <text:p>18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8543.5" calcext:value-type="float">
            <text:p>18543.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7.2" calcext:value-type="float">
            <text:p>17.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0573.33" calcext:value-type="float">
            <text:p>110573.3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6914" calcext:value-type="float">
            <text:p>0.6914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8.61" calcext:value-type="float">
            <text:p>28.61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1.86" calcext:value-type="float">
            <text:p>35561.8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7" calcext:value-type="float">
            <text:p>0.6047</text:p>
          </table:table-cell>
          <table:table-cell table:style-name="ce3" office:value-type="float" office:value="0.7113" calcext:value-type="float">
            <text:p>7.1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9" calcext:value-type="float">
            <text:p>39.3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33.67" calcext:value-type="float">
            <text:p>35433.67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7152" calcext:value-type="float">
            <text:p>0.7152</text:p>
          </table:table-cell>
          <table:table-cell office:value-type="float" office:value="6.71" calcext:value-type="float">
            <text:p>6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6.29" calcext:value-type="float">
            <text:p>36.2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33.64" calcext:value-type="float">
            <text:p>35533.64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19" calcext:value-type="float">
            <text:p>0.7219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84" calcext:value-type="float">
            <text:p>36.84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99.78" calcext:value-type="float">
            <text:p>35499.7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7139" calcext:value-type="float">
            <text:p>0.7139</text:p>
          </table:table-cell>
          <table:table-cell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4.86" calcext:value-type="float">
            <text:p>34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51.36" calcext:value-type="float">
            <text:p>35451.3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718" calcext:value-type="float">
            <text:p>0.718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4.65" calcext:value-type="float">
            <text:p>34.65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84.38" calcext:value-type="float">
            <text:p>35584.3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9.52" calcext:value-type="float">
            <text:p>49.5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1.48" calcext:value-type="float">
            <text:p>43521.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706" calcext:value-type="float">
            <text:p>7.7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48.79" calcext:value-type="float">
            <text:p>48.7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73.03" calcext:value-type="float">
            <text:p>43573.0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67" calcext:value-type="float">
            <text:p>0.767</text:p>
          </table:table-cell>
          <table:table-cell office:value-type="float" office:value="8.89" calcext:value-type="float">
            <text:p>8.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40.83" calcext:value-type="float">
            <text:p>40.83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55" calcext:value-type="float">
            <text:p>43479.5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5" calcext:value-type="float">
            <text:p>0.7765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5" calcext:value-type="float">
            <text:p>36.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3.35" calcext:value-type="float">
            <text:p>43473.3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6" calcext:value-type="float">
            <text:p>0.7766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5.31" calcext:value-type="float">
            <text:p>35.3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357.38" calcext:value-type="float">
            <text:p>43357.3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7838" calcext:value-type="float">
            <text:p>0.78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5.95" calcext:value-type="float">
            <text:p>35.9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18.08" calcext:value-type="float">
            <text:p>43518.0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7843" calcext:value-type="float">
            <text:p>0.7843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6.69" calcext:value-type="float">
            <text:p>16.69</text:p>
          </table:table-cell>
          <table:table-cell office:value-type="float" office:value="11859896.02" calcext:value-type="float">
            <text:p>11859896.02</text:p>
          </table:table-cell>
          <table:table-cell office:value-type="float" office:value="55358.97" calcext:value-type="float">
            <text:p>55358.97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646" calcext:value-type="float">
            <text:p>0.646</text:p>
          </table:table-cell>
          <table:table-cell table:style-name="ce3" office:value-type="float" office:value="0.7523" calcext:value-type="float">
            <text:p>7.52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67.13" calcext:value-type="float">
            <text:p>567.13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7328.04" calcext:value-type="float">
            <text:p>67328.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92" calcext:value-type="float">
            <text:p>0.5892</text:p>
          </table:table-cell>
          <table:table-cell table:style-name="ce3" office:value-type="float" office:value="0.9645" calcext:value-type="float">
            <text:p>9.65E-01</text:p>
          </table:table-cell>
          <table:table-cell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lock Jacobi</text:p>
          </table:table-cell>
          <table:table-cell office:value-type="float" office:value="37.8" calcext:value-type="float">
            <text:p>37.8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87620.15" calcext:value-type="float">
            <text:p>87620.1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741" calcext:value-type="float">
            <text:p>0.5741</text:p>
          </table:table-cell>
          <table:table-cell table:style-name="ce3" office:value-type="float" office:value="0.9616" calcext:value-type="float">
            <text:p>9.62E-01</text:p>
          </table:table-cell>
          <table:table-cell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89.17" calcext:value-type="float">
            <text:p>189.17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210592.13" calcext:value-type="float">
            <text:p>210592.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9848" calcext:value-type="float">
            <text:p>0.9848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24.82" calcext:value-type="float">
            <text:p>124.82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7219.22" calcext:value-type="float">
            <text:p>67219.2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78" calcext:value-type="float">
            <text:p>0.578</text:p>
          </table:table-cell>
          <table:table-cell office:value-type="float" office:value="0.9714" calcext:value-type="float">
            <text:p>0.9714</text:p>
          </table:table-cell>
          <table:table-cell office:value-type="float" office:value="36.38" calcext:value-type="float">
            <text:p>36.38</text:p>
          </table:table-cell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96.26" calcext:value-type="float">
            <text:p>96.26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1094896.66" calcext:value-type="float">
            <text:p>1094896.66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4157" calcext:value-type="float">
            <text:p>0.4157</text:p>
          </table:table-cell>
          <table:table-cell office:value-type="float" office:value="1.294" calcext:value-type="float">
            <text:p>1.294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94.05" calcext:value-type="float">
            <text:p>94.05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2260.33" calcext:value-type="float">
            <text:p>62260.3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" calcext:value-type="float">
            <text:p>0.58</text:p>
          </table:table-cell>
          <table:table-cell office:value-type="float" office:value="2.019" calcext:value-type="float">
            <text:p>2.019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91.33" calcext:value-type="float">
            <text:p>91.33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59613.2" calcext:value-type="float">
            <text:p>59613.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58" calcext:value-type="float">
            <text:p>0.5858</text:p>
          </table:table-cell>
          <table:table-cell office:value-type="float" office:value="1.035" calcext:value-type="float">
            <text:p>1.035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ce5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25.06" calcext:value-type="float">
            <text:p>125.06</text:p>
          </table:table-cell>
          <table:table-cell office:value-type="float" office:value="2168721.26" calcext:value-type="float">
            <text:p>2168721.26</text:p>
          </table:table-cell>
          <table:table-cell office:value-type="float" office:value="171991.45" calcext:value-type="float">
            <text:p>171991.4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number-columns-repeated="9"/>
        </table:table-row>
      </table:table>
      <table:table table:name="matlab_timings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ce10"/>
        <table:table-column table:style-name="co20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7337" calcext:value-type="float">
            <text:p>0.7337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33" calcext:value-type="float">
            <text:p>824.33</text:p>
          </table:table-cell>
          <table:table-cell table:style-name="ce2" office:value-type="float" office:value="0.9661" calcext:value-type="float">
            <text:p>0.96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416" calcext:value-type="float">
            <text:p>0.416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formula="of:=[.H7]/[.I7]" office:value-type="float" office:value="0.00904347826086957" calcext:value-type="float">
            <text:p>0.0090</text:p>
          </table:table-cell>
          <table:table-cell table:style-name="ce4" office:value-type="float" office:value="0.0073" calcext:value-type="float">
            <text:p>0.00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3.06" calcext:value-type="float">
            <text:p>823.06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63" calcext:value-type="float">
            <text:p>63</text:p>
          </table:table-cell>
          <table:table-cell table:style-name="ce11" table:formula="of:=[.H8]/[.I8]" office:value-type="float" office:value="0.00955555555555556" calcext:value-type="float">
            <text:p>0.0096</text:p>
          </table:table-cell>
          <table:table-cell table:style-name="ce4" office:value-type="float" office:value="0.0184" calcext:value-type="float">
            <text:p>0.01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58" calcext:value-type="float">
            <text:p>821.58</text:p>
          </table:table-cell>
          <table:table-cell table:style-name="ce2" office:value-type="float" office:value="0.7478" calcext:value-type="float">
            <text:p>0.7478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0.531" calcext:value-type="float">
            <text:p>0.531</text:p>
          </table:table-cell>
          <table:table-cell table:style-name="ce4" office:value-type="float" office:value="56" calcext:value-type="float">
            <text:p>56</text:p>
          </table:table-cell>
          <table:table-cell table:style-name="ce11" table:formula="of:=[.H9]/[.I9]" office:value-type="float" office:value="0.00948214285714286" calcext:value-type="float">
            <text:p>0.0095</text:p>
          </table:table-cell>
          <table:table-cell table:style-name="ce4" office:value-type="float" office:value="0.009" calcext:value-type="float">
            <text:p>0.0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7" calcext:value-type="float">
            <text:p>821.67</text:p>
          </table:table-cell>
          <table:table-cell table:style-name="ce2" office:value-type="float" office:value="0.758" calcext:value-type="float">
            <text:p>0.75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507" calcext:value-type="float">
            <text:p>0.507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H10]/[.I10]" office:value-type="float" office:value="0.00975" calcext:value-type="float">
            <text:p>0.0098</text:p>
          </table:table-cell>
          <table:table-cell table:style-name="ce4" office:value-type="float" office:value="0.0084" calcext:value-type="float">
            <text:p>0.00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2" calcext:value-type="float">
            <text:p>821.62</text:p>
          </table:table-cell>
          <table:table-cell table:style-name="ce2" office:value-type="float" office:value="0.7694" calcext:value-type="float">
            <text:p>0.769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[.C11]-[.G11]" office:value-type="float" office:value="0.627" calcext:value-type="float">
            <text:p>0.62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19.64" calcext:value-type="float">
            <text:p>819.64</text:p>
          </table:table-cell>
          <table:table-cell table:style-name="ce2" office:value-type="float" office:value="0.9473" calcext:value-type="float">
            <text:p>0.947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[.C12]-[.G12]" office:value-type="float" office:value="0.577" calcext:value-type="float">
            <text:p>0.57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8938" calcext:value-type="float">
            <text:p>0.8938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04" calcext:value-type="float">
            <text:p>2595.04</text:p>
          </table:table-cell>
          <table:table-cell table:style-name="ce3" office:value-type="float" office:value="0.8289" calcext:value-type="float">
            <text:p>8.29E-01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11" table:formula="of:=[.C20]/[.I20]" office:value-type="float" office:value="0.0452631578947368" calcext:value-type="float">
            <text:p>0.0453</text:p>
          </table:table-cell>
          <table:table-cell table:style-name="ce4" office:value-type="float" office:value="0.002" calcext:value-type="float">
            <text:p>0.0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3.99" calcext:value-type="float">
            <text:p>2543.99</text:p>
          </table:table-cell>
          <table:table-cell table:style-name="ce2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[.C21]-[.G21]" office:value-type="float" office:value="2.01" calcext:value-type="float">
            <text:p>2.01</text:p>
          </table:table-cell>
          <table:table-cell table:style-name="ce4" office:value-type="float" office:value="61" calcext:value-type="float">
            <text:p>61</text:p>
          </table:table-cell>
          <table:table-cell table:style-name="ce11" table:formula="of:=[.H21]/[.I21]" office:value-type="float" office:value="0.0329508196721311" calcext:value-type="float">
            <text:p>0.0330</text:p>
          </table:table-cell>
          <table:table-cell table:style-name="ce4" office:value-type="float" office:value="0.019" calcext:value-type="float">
            <text:p>0.0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69" calcext:value-type="float">
            <text:p>2548.69</text:p>
          </table:table-cell>
          <table:table-cell table:style-name="ce2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C22]-[.G22]" office:value-type="float" office:value="1.67" calcext:value-type="float">
            <text:p>1.67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H22]/[.I22]" office:value-type="float" office:value="0.035531914893617" calcext:value-type="float">
            <text:p>0.0355</text:p>
          </table:table-cell>
          <table:table-cell table:style-name="ce4" office:value-type="float" office:value="0.018" calcext:value-type="float">
            <text:p>0.0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43" calcext:value-type="float">
            <text:p>2548.43</text:p>
          </table:table-cell>
          <table:table-cell table:style-name="ce3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table:formula="of:=[.C23]-[.G23]" office:value-type="float" office:value="1.77" calcext:value-type="float">
            <text:p>1.77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H23]/[.I23]" office:value-type="float" office:value="0.0340384615384615" calcext:value-type="float">
            <text:p>0.0340</text:p>
          </table:table-cell>
          <table:table-cell table:style-name="ce4" office:value-type="float" office:value="0.017" calcext:value-type="float">
            <text:p>0.01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34.27" calcext:value-type="float">
            <text:p>2534.27</text:p>
          </table:table-cell>
          <table:table-cell table:style-name="ce2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table:formula="of:=[.C24]-[.G24]" office:value-type="float" office:value="1.47" calcext:value-type="float">
            <text:p>1.4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51.6" calcext:value-type="float">
            <text:p>2551.6</text:p>
          </table:table-cell>
          <table:table-cell table:style-name="ce2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table:formula="of:=[.C25]-[.G25]" office:value-type="float" office:value="2.19" calcext:value-type="float">
            <text:p>2.1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7043" calcext:value-type="float">
            <text:p>0.7043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67.22" calcext:value-type="float">
            <text:p>6367.22</text:p>
          </table:table-cell>
          <table:table-cell table:style-name="ce3" office:value-type="float" office:value="0.7311" calcext:value-type="float">
            <text:p>7.31E-01</text:p>
          </table:table-cell>
          <table:table-cell table:style-name="ce4" table:number-columns-repeated="2"/>
          <table:table-cell table:style-name="ce4" office:value-type="float" office:value="76" calcext:value-type="float">
            <text:p>76</text:p>
          </table:table-cell>
          <table:table-cell table:formula="of:=[.C33]/[.I33]" office:value-type="float" office:value="0.0778947368421053" calcext:value-type="float">
            <text:p>0.0779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903.06" calcext:value-type="float">
            <text:p>6903.06</text:p>
          </table:table-cell>
          <table:table-cell table:style-name="ce2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table:formula="of:=[.C34]-[.G34]" office:value-type="float" office:value="7.1" calcext:value-type="float">
            <text:p>7.1</text:p>
          </table:table-cell>
          <table:table-cell table:style-name="ce4" office:value-type="float" office:value="36" calcext:value-type="float">
            <text:p>36</text:p>
          </table:table-cell>
          <table:table-cell table:formula="of:=[.C34]/[.I34]" office:value-type="float" office:value="0.244166666666667" calcext:value-type="float">
            <text:p>0.244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76.57" calcext:value-type="float">
            <text:p>6376.57</text:p>
          </table:table-cell>
          <table:table-cell table:style-name="ce2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table:formula="of:=[.C35]-[.G35]" office:value-type="float" office:value="5.77" calcext:value-type="float">
            <text:p>5.77</text:p>
          </table:table-cell>
          <table:table-cell table:style-name="ce4" office:value-type="float" office:value="39" calcext:value-type="float">
            <text:p>39</text:p>
          </table:table-cell>
          <table:table-cell table:formula="of:=[.C35]/[.I35]" office:value-type="float" office:value="0.165641025641026" calcext:value-type="float">
            <text:p>0.165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233.95" calcext:value-type="float">
            <text:p>6233.95</text:p>
          </table:table-cell>
          <table:table-cell table:style-name="ce2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formula="of:=[.C36]-[.G36]" office:value-type="float" office:value="5.93" calcext:value-type="float">
            <text:p>5.93</text:p>
          </table:table-cell>
          <table:table-cell table:style-name="ce4" office:value-type="float" office:value="73" calcext:value-type="float">
            <text:p>73</text:p>
          </table:table-cell>
          <table:table-cell table:formula="of:=[.C36]/[.I36]" office:value-type="float" office:value="0.0873972602739726" calcext:value-type="float">
            <text:p>0.087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7.35" calcext:value-type="float">
            <text:p>6317.35</text:p>
          </table:table-cell>
          <table:table-cell table:style-name="ce2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table:formula="of:=[.C37]-[.G37]" office:value-type="float" office:value="6.42" calcext:value-type="float">
            <text:p>6.4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43.28" calcext:value-type="float">
            <text:p>6343.28</text:p>
          </table:table-cell>
          <table:table-cell table:style-name="ce2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table:formula="of:=[.C38]-[.G38]" office:value-type="float" office:value="4.73" calcext:value-type="float">
            <text:p>4.7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izeG <text:s/>2025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/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06.26" calcext:value-type="float">
            <text:p>6406.26</text:p>
          </table:table-cell>
          <table:table-cell table:style-name="ce2" office:value-type="float" office:value="0.8754" calcext:value-type="float">
            <text:p>0.8754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76.96" calcext:value-type="float">
            <text:p>6476.96</text:p>
          </table:table-cell>
          <table:table-cell table:style-name="ce3" office:value-type="float" office:value="0.7963" calcext:value-type="float">
            <text:p>7.96E-01</text:p>
          </table:table-cell>
          <table:table-cell table:style-name="ce4" table:number-columns-repeated="2"/>
          <table:table-cell table:style-name="ce4" office:value-type="float" office:value="89" calcext:value-type="float">
            <text:p>89</text:p>
          </table:table-cell>
          <table:table-cell table:formula="of:=[.C46]/[.I46]" office:value-type="float" office:value="0.0950561797752809" calcext:value-type="float">
            <text:p>0.0951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1.06" calcext:value-type="float">
            <text:p>11.0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63.04" calcext:value-type="float">
            <text:p>6563.04</text:p>
          </table:table-cell>
          <table:table-cell table:style-name="ce2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47]/[.I47]" office:value-type="float" office:value="0.2765" calcext:value-type="float">
            <text:p>0.276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659.89" calcext:value-type="float">
            <text:p>6659.89</text:p>
          </table:table-cell>
          <table:table-cell table:style-name="ce2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formula="of:=[.C48]/[.I48]" office:value-type="float" office:value="0.347586206896552" calcext:value-type="float">
            <text:p>0.347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841.61" calcext:value-type="float">
            <text:p>6841.61</text:p>
          </table:table-cell>
          <table:table-cell table:style-name="ce2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formula="of:=[.C49]/[.I49]" office:value-type="float" office:value="0.40304347826087" calcext:value-type="float">
            <text:p>0.403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00.39" calcext:value-type="float">
            <text:p>6500.39</text:p>
          </table:table-cell>
          <table:table-cell table:style-name="ce2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69.67" calcext:value-type="float">
            <text:p>6469.67</text:p>
          </table:table-cell>
          <table:table-cell table:style-name="ce2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izeG <text:s/>2313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61.01" calcext:value-type="float">
            <text:p>6761.01</text:p>
          </table:table-cell>
          <table:table-cell table:style-name="ce2" office:value-type="float" office:value="0.9254" calcext:value-type="float">
            <text:p>0.9254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74.86" calcext:value-type="float">
            <text:p>6774.86</text:p>
          </table:table-cell>
          <table:table-cell table:style-name="ce3" office:value-type="float" office:value="0.7689" calcext:value-type="float">
            <text:p>7.69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58.92" calcext:value-type="float">
            <text:p>6958.92</text:p>
          </table:table-cell>
          <table:table-cell table:style-name="ce2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98.26" calcext:value-type="float">
            <text:p>6798.26</text:p>
          </table:table-cell>
          <table:table-cell table:style-name="ce2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3" office:value-type="float" office:value="0.7444" calcext:value-type="float">
            <text:p>7.44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34.8" calcext:value-type="float">
            <text:p>8534.8</text:p>
          </table:table-cell>
          <table:table-cell table:style-name="ce3" office:value-type="float" office:value="20.5" calcext:value-type="float">
            <text:p>2.05E+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1.32" calcext:value-type="float">
            <text:p>8671.32</text:p>
          </table:table-cell>
          <table:table-cell table:style-name="ce2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50.96" calcext:value-type="float">
            <text:p>8650.96</text:p>
          </table:table-cell>
          <table:table-cell table:style-name="ce2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0.46" calcext:value-type="float">
            <text:p>8670.46</text:p>
          </table:table-cell>
          <table:table-cell table:style-name="ce2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759.87" calcext:value-type="float">
            <text:p>8759.87</text:p>
          </table:table-cell>
          <table:table-cell table:style-name="ce2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26.91" calcext:value-type="float">
            <text:p>8626.91</text:p>
          </table:table-cell>
          <table:table-cell table:style-name="ce2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3" office:value-type="float" office:value="0.693" calcext:value-type="float">
            <text:p>6.9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5.92" calcext:value-type="float">
            <text:p>25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9405.38" calcext:value-type="float">
            <text:p>119405.38</text:p>
          </table:table-cell>
          <table:table-cell table:style-name="ce3" office:value-type="float" office:value="0.6932" calcext:value-type="float">
            <text:p>6.9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56020.05" calcext:value-type="float">
            <text:p>56020.05</text:p>
          </table:table-cell>
          <table:table-cell table:style-name="ce2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7633.81" calcext:value-type="float">
            <text:p>87633.81</text:p>
          </table:table-cell>
          <table:table-cell table:style-name="ce2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30140.91" calcext:value-type="float">
            <text:p>130140.91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8.92" calcext:value-type="float">
            <text:p>18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8543.5" calcext:value-type="float">
            <text:p>18543.5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0573.33" calcext:value-type="float">
            <text:p>110573.33</text:p>
          </table:table-cell>
          <table:table-cell table:style-name="ce2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7.49" calcext:value-type="float">
            <text:p>37.49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8473.06" calcext:value-type="float">
            <text:p>378473.06</text:p>
          </table:table-cell>
          <table:table-cell table:style-name="ce2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31.62" calcext:value-type="float">
            <text:p>31.62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581.29" calcext:value-type="float">
            <text:p>377581.29</text:p>
          </table:table-cell>
          <table:table-cell table:style-name="ce2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24.03" calcext:value-type="float">
            <text:p>24.03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325.48" calcext:value-type="float">
            <text:p>377325.48</text:p>
          </table:table-cell>
          <table:table-cell table:style-name="ce2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style-name="ce1"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6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3" office:value-type="float" office:value="0.7586" calcext:value-type="float">
            <text:p>7.59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3" office:value-type="float" office:value="0.7132" calcext:value-type="float">
            <text:p>7.1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61.86" calcext:value-type="float">
            <text:p>35561.86</text:p>
          </table:table-cell>
          <table:table-cell table:style-name="ce3" office:value-type="float" office:value="0.7113" calcext:value-type="float">
            <text:p>7.11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9.39" calcext:value-type="float">
            <text:p>39.3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33.67" calcext:value-type="float">
            <text:p>35433.67</text:p>
          </table:table-cell>
          <table:table-cell table:style-name="ce2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33.64" calcext:value-type="float">
            <text:p>35533.6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99.78" calcext:value-type="float">
            <text:p>35499.78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51.36" calcext:value-type="float">
            <text:p>35451.36</text:p>
          </table:table-cell>
          <table:table-cell table:style-name="ce2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4.38" calcext:value-type="float">
            <text:p>35584.38</text:p>
          </table:table-cell>
          <table:table-cell table:style-name="ce2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table:number-columns-repeated="2"/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3" office:value-type="float" office:value="0.8028" calcext:value-type="float">
            <text:p>8.0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49.52" calcext:value-type="float">
            <text:p>49.52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21.48" calcext:value-type="float">
            <text:p>43521.48</text:p>
          </table:table-cell>
          <table:table-cell table:style-name="ce3" office:value-type="float" office:value="0.7706" calcext:value-type="float">
            <text:p>7.71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48.79" calcext:value-type="float">
            <text:p>48.7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73.03" calcext:value-type="float">
            <text:p>43573.03</text:p>
          </table:table-cell>
          <table:table-cell table:style-name="ce2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9.55" calcext:value-type="float">
            <text:p>43479.55</text:p>
          </table:table-cell>
          <table:table-cell table:style-name="ce2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3.35" calcext:value-type="float">
            <text:p>43473.35</text:p>
          </table:table-cell>
          <table:table-cell table:style-name="ce2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357.38" calcext:value-type="float">
            <text:p>43357.38</text:p>
          </table:table-cell>
          <table:table-cell table:style-name="ce2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5.95" calcext:value-type="float">
            <text:p>35.9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18.08" calcext:value-type="float">
            <text:p>43518.08</text:p>
          </table:table-cell>
          <table:table-cell table:style-name="ce2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6.69" calcext:value-type="float">
            <text:p>16.69</text:p>
          </table:table-cell>
          <table:table-cell table:style-name="ce2" office:value-type="float" office:value="11859896.02" calcext:value-type="float">
            <text:p>11859896.02</text:p>
          </table:table-cell>
          <table:table-cell table:style-name="ce2" office:value-type="float" office:value="55358.97" calcext:value-type="float">
            <text:p>55358.97</text:p>
          </table:table-cell>
          <table:table-cell table:style-name="ce3" office:value-type="float" office:value="0.7523" calcext:value-type="float">
            <text:p>7.52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67.13" calcext:value-type="float">
            <text:p>567.1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328.04" calcext:value-type="float">
            <text:p>67328.04</text:p>
          </table:table-cell>
          <table:table-cell table:style-name="ce3" office:value-type="float" office:value="0.9645" calcext:value-type="float">
            <text:p>9.65E-01</text:p>
          </table:table-cell>
          <table:table-cell table:style-name="ce4" table:number-columns-repeated="3"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87620.15" calcext:value-type="float">
            <text:p>87620.15</text:p>
          </table:table-cell>
          <table:table-cell table:style-name="ce3" office:value-type="float" office:value="0.9616" calcext:value-type="float">
            <text:p>9.62E-01</text:p>
          </table:table-cell>
          <table:table-cell table:style-name="ce4" table:number-columns-repeated="3"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89.17" calcext:value-type="float">
            <text:p>189.17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210592.13" calcext:value-type="float">
            <text:p>210592.13</text:p>
          </table:table-cell>
          <table:table-cell table:style-name="ce2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 table:number-columns-repeated="2"/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24.82" calcext:value-type="float">
            <text:p>124.82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219.22" calcext:value-type="float">
            <text:p>67219.22</text:p>
          </table:table-cell>
          <table:table-cell table:style-name="ce2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 table:number-columns-repeated="2"/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96.26" calcext:value-type="float">
            <text:p>96.26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1094896.66" calcext:value-type="float">
            <text:p>1094896.66</text:p>
          </table:table-cell>
          <table:table-cell table:style-name="ce2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 table:number-columns-repeated="2"/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2260.33" calcext:value-type="float">
            <text:p>62260.33</text:p>
          </table:table-cell>
          <table:table-cell table:style-name="ce2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 table:number-columns-repeated="2"/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1.33" calcext:value-type="float">
            <text:p>91.3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59613.2" calcext:value-type="float">
            <text:p>59613.2</text:p>
          </table:table-cell>
          <table:table-cell table:style-name="ce2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 table:number-columns-repeated="2"/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3" office:value-type="float" office:value="0.5798" calcext:value-type="float">
            <text:p>5.80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 table:number-rows-repeated="10483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1:57:29.028380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16T21:02:52.368208596</dc:date>
    <meta:editing-duration>P20DT8H1M44S</meta:editing-duration>
    <meta:editing-cycles>310</meta:editing-cycles>
    <meta:generator>LibreOffice/6.1.6.3$Linux_X86_64 LibreOffice_project/10$Build-3</meta:generator>
    <meta:document-statistic meta:table-count="5" meta:cell-count="3889" meta:object-count="0"/>
  </office:meta>
</office:document-meta>
</file>